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Liberation_20_Mono">
      <style:text-properties style:font-name="Liberation Sans"/>
    </style:style>
    <style:style style:name="P2" style:family="paragraph" style:parent-style-name="Liberation_20_Mono">
      <style:text-properties style:font-name="Liberation Sans" fo:font-weight="bold" style:font-weight-asian="bold" style:font-weight-complex="bold"/>
    </style:style>
    <style:style style:name="P3" style:family="paragraph" style:parent-style-name="Liberation_20_Mono">
      <style:text-properties style:font-name="Liberation Sans" fo:font-weight="normal" style:font-weight-asian="normal" style:font-weight-complex="normal"/>
    </style:style>
    <style:style style:name="P4" style:family="paragraph" style:parent-style-name="Liberation_20_Mono">
      <style:text-properties style:font-name="Liberation Sans"/>
    </style:style>
    <style:style style:name="P5" style:family="paragraph" style:parent-style-name="Liberation_20_Mono" style:list-style-name="L1">
      <style:text-properties style:font-name="Liberation Sans" fo:font-weight="bold" style:font-weight-asian="bold" style:font-weight-complex="bold"/>
    </style:style>
    <style:style style:name="P6" style:family="paragraph" style:parent-style-name="Liberation_20_Mono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le</text:span>: </text:p>
      <text:p text:style-name="P1">Getting Started with Spock and Groovy</text:p>
      <text:p text:style-name="P1"/>
      <text:p text:style-name="P2">Intro: </text:p>
      <text:p text:style-name="P1">Hi, my name is Hamlet D'Arcy and I work at Canoo Engineering and I'm also a JetBrains academy member. I created this screencast to demonstrate the basic types of tests you can write with Spock, and also how to setup your IDE with useful Spock related code templates. </text:p>
      <text:p text:style-name="P1"/>
      <text:p text:style-name="P1">Spock is a unit testing framework for Java and Groovy applications, and you write your test specifications using the Groovy language. Let's see it in action. </text:p>
      <text:p text:style-name="P1"/>
      <text:list xml:id="list1637013065" text:style-name="L1">
        <text:list-item>
          <text:p text:style-name="P5">Create Specification</text:p>
        </text:list-item>
        <text:list-item>
          <text:p text:style-name="P5">Create When/Then</text:p>
        </text:list-item>
        <text:list-item>
          <text:p text:style-name="P5">Create Given/When/Then</text:p>
        </text:list-item>
        <text:list-item>
          <text:p text:style-name="P5">Create Expect/Where</text:p>
        </text:list-item>
        <text:list-item>
          <text:p text:style-name="P5">Write Expect/Where Data Table</text:p>
        </text:list-item>
        <text:list-item>
          <text:p text:style-name="P5">Unroll Data</text:p>
        </text:list-item>
      </text:list>
      <text:p text:style-name="P2"/>
      <text:p text:style-name="P3">I do several things to my IDE to help with Spock tests. The first is the Spock Spec File Template. The first is the Spock Specification file template. </text:p>
      <text:p text:style-name="P3"/>
      <text:p text:style-name="P3">I also created three live templates so that Ctrl+J works to fill in spock methods. </text:p>
      <text:p text:style-name="P1"/>
      <text:p text:style-name="P2">Outro: </text:p>
      <text:p text:style-name="P3">To summarize, we saw how to create spock specs and how to create basic when/then and given/when/then blocks. We looked at expect/where blocks and how to use data tables, and we saw how to configure an IDE for useful Spock related code snippets. </text:p>
      <text:p text:style-name="P3"/>
      <text:p text:style-name="P3">That's it, thanks for listening. You can follow HamletDRC on twitter to see more updates like this in the future. Bye. </text:p>
      <text:p text:style-name="P1"/>
      <text:p text:style-name="P1"/>
      <text:p text:style-name="P1">Teaser: </text:p>
      <text:p text:style-name="P1">This screencast demonstrates <text:span text:style-name="T3">how to create Spock testing specifications. It covers creating basic when/then blocks, given/when/then blocks, expect/where blocks, and data tables. It explains how to create Spock file templates and Spock Live Templates for IDEA. </text:span></text:p>
      <text:p text:style-name="P1"/>
      <text:p text:style-name="P1">Body: </text:p>
      <text:p text:style-name="P1">This screencast demonstrates <text:span text:style-name="T3">how to create Spock testing specifications. It covers creating basic when/then blocks, given/when/then blocks, expect/where blocks, and data tables. It explains how to create Spock file templates and Spock Live Templates for IDEA. </text:span></text:p>
      <text:p text:style-name="P1"/>
      <text:p text:style-name="P1">Here are some useful links to read for this webcast: </text:p>
      <text:list xml:id="list248421067" text:style-name="L2">
        <text:list-item>
          <text:p text:style-name="P6"><text:span text:style-name="T2">Spock Framework - </text:span><text:a xlink:type="simple" xlink:href="http://code.google.com/p/spock/">http://code.google.com/p/spock/</text:a></text:p>
        </text:list-item>
        <text:list-item>
          <text:p text:style-name="P6">IDEA File Templates - <text:a xlink:type="simple" xlink:href="http://www.jetbrains.com/idea/webhelp/file-templates.html">http://www.jetbrains.com/idea/webhelp/file-templates.html</text:a></text:p>
        </text:list-item>
        <text:list-item>
          <text:p text:style-name="P6">IDEA Live Templates - <text:a xlink:type="simple" xlink:href="http://www.jetbrains.com/idea/webhelp/live-templates.html">http://www.jetbrains.com/idea/webhelp/live-templates.html</text:a></text:p>
        </text:list-item>
      </text:list>
      <text:p text:style-name="Liberation_20_Mono"/>
      <text:p text:style-name="Liberation_20_Mono"/>
      <text:p text:style-name="P1"><text:soft-page-break/>&lt;p&gt;I've made a lot of screencasts and blog posts over the years. If you like this, then there are many ways to see the other stuff I've done:&amp;nbsp;&lt;/p&gt;</text:p>
      <text:p text:style-name="P1">&lt;ul&gt;</text:p>
      <text:p text:style-name="P1"><text:s text:c="4"/>&lt;li&gt;My main blog:&amp;nbsp;http://hamletdarcy.blogspot.com&lt;/li&gt;</text:p>
      <text:p text:style-name="P1"><text:s text:c="4"/>&lt;li&gt;My other JetBrains.tv posts:&amp;nbsp;http://tv.jetbrains.net/tags/hamlet&lt;/li&gt;</text:p>
      <text:p text:style-name="P1"><text:s text:c="4"/>&lt;li&gt;IDEA&amp;nbsp;related posts on my blog:&amp;nbsp;http://hamletdarcy.blogspot.com/search/label/IDEA&lt;/li&gt;</text:p>
      <text:p text:style-name="P1"><text:s text:c="4"/>&lt;li&gt;My screencasts on YouTube:&amp;nbsp;http://www.youtube.com/user/HamletDRC&lt;/li&gt;</text:p>
      <text:p text:style-name="P1"><text:s text:c="4"/>&lt;li&gt;IDEA related Posts on my work blog:&amp;nbsp;http://www.canoo.com/blog/tag/idea/&lt;/li&gt;</text:p>
      <text:p text:style-name="P1"><text:s text:c="4"/>&lt;li&gt;Or follow me on Twitter:&amp;nbsp;&lt;a href="http://twitter.com/hamletdrc"&gt;@HamletDRC&lt;/a&gt; &lt;/li&gt;</text:p>
      <text:p text:style-name="P1">&lt;/ul&gt;</text:p>
      <text:p text:style-name="P1">&lt;p&gt;Phew, that's a lot of self-promotion :) &lt;/p&gt;</text:p>
      <text:p text:style-name="P1">&lt;p&gt;Thanks for watching, and leave a comment!&amp;nbsp;&lt;/p&gt;</text:p>
      <text:p text:style-name="P1"/>
      <text:p text:style-name="P1"/>
      <text:p text:style-name="P1"/>
      <text:p text:style-name="P1"/>
      <text:p text:style-name="P1">Blogpost: </text:p>
      <text:p text:style-name="P1"/>
      <text:p text:style-name="P1">Tweet: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beration_20_Mono" style:display-name="Liberation Mono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mlet D'Arcy</meta:initial-creator>
    <meta:creation-date>2011-04-15T14:14:59</meta:creation-date>
    <dc:date>2011-04-15T16:41:00</dc:date>
    <dc:creator>Hamlet D'Arcy</dc:creator>
    <meta:editing-duration>PT47M23S</meta:editing-duration>
    <meta:editing-cycles>11</meta:editing-cycles>
    <meta:generator>LibreOffice/3.3$Unix LibreOffice_project/330m19$Build-202</meta:generator>
    <meta:document-statistic meta:table-count="0" meta:image-count="0" meta:object-count="0" meta:page-count="2" meta:paragraph-count="37" meta:word-count="388" meta:character-count="2806"/>
  </office:meta>
</office:document-meta>
</file>